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4713"/>
    </style:style>
    <style:style style:name="P2" style:family="paragraph" style:parent-style-name="Standard">
      <style:text-properties officeooo:rsid="000e4713" officeooo:paragraph-rsid="000e4713"/>
    </style:style>
    <style:style style:name="P3" style:family="paragraph" style:parent-style-name="Standard">
      <style:text-properties officeooo:rsid="00102c14" officeooo:paragraph-rsid="00102c14"/>
    </style:style>
    <style:style style:name="P4" style:family="paragraph" style:parent-style-name="Standard">
      <style:text-properties officeooo:rsid="0010d62f" officeooo:paragraph-rsid="0010d62f"/>
    </style:style>
    <style:style style:name="P5" style:family="paragraph" style:parent-style-name="Standard">
      <style:text-properties officeooo:rsid="00134c92" officeooo:paragraph-rsid="00134c92"/>
    </style:style>
    <style:style style:name="P6" style:family="paragraph" style:parent-style-name="Standard">
      <style:text-properties officeooo:rsid="0013dac5" officeooo:paragraph-rsid="0013dac5"/>
    </style:style>
    <style:style style:name="P7" style:family="paragraph" style:parent-style-name="Standard">
      <style:text-properties officeooo:rsid="0013dac5" officeooo:paragraph-rsid="0013dac5"/>
    </style:style>
    <style:style style:name="P8" style:family="paragraph" style:parent-style-name="Standard">
      <style:text-properties officeooo:rsid="00140d76" officeooo:paragraph-rsid="00140d76"/>
    </style:style>
    <style:style style:name="T1" style:family="text">
      <style:text-properties officeooo:rsid="000e4713"/>
    </style:style>
    <style:style style:name="T2" style:family="text">
      <style:text-properties officeooo:rsid="001114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ble creation </text:p>
      <text:p text:style-name="P1">create table tickets(</text:p>
      <text:p text:style-name="P1">id int(11) not null auto_increment, </text:p>
      <text:p text:style-name="P1">userid int, </text:p>
      <text:p text:style-name="P1">name varchar(32), </text:p>
      <text:p text:style-name="P1">email varchar(32), </text:p>
      <text:p text:style-name="P1">mobile varchar(10), </text:p>
      <text:p text:style-name="P1">issues text, status varchar(32), </text:p>
      <text:p text:style-name="P1">adminfb text, </text:p>
      <text:p text:style-name="P1">userfb t<text:span text:style-name="T1">e</text:span>xt </text:p>
      <text:p text:style-name="P1">created datetime,</text:p>
      <text:p text:style-name="P1">primary key(id));</text:p>
      <text:p text:style-name="P1"/>
      <text:p text:style-name="P1"/>
      <text:p text:style-name="P2">For index creation </text:p>
      <text:p text:style-name="P1">create index index_requests_email on requests(email);</text:p>
      <text:p text:style-name="P2"/>
      <text:p text:style-name="P2">To check</text:p>
      <text:p text:style-name="P2">show index from requests;</text:p>
      <text:p text:style-name="P2"/>
      <text:p text:style-name="P2">clear the data</text:p>
      <text:p text:style-name="P2">TRUNCATE TABLE requests;</text:p>
      <text:p text:style-name="P2"/>
      <text:p text:style-name="P2"/>
      <text:p text:style-name="P3">Dump from server to server</text:p>
      <text:p text:style-name="P4">Creatating <text:s/>.sql file</text:p>
      <text:p text:style-name="P3">mysqldump -u root -prambo87 <text:span text:style-name="T2">dbname</text:span> --no-data &gt; <text:span text:style-name="T2">filenmae</text:span>.sql</text:p>
      <text:p text:style-name="P3">scp -P 29108 svlppages.sql 139.59.3.47:~/</text:p>
      <text:p text:style-name="P4">add to another server </text:p>
      <text:p text:style-name="P3">cat svlppages.sql | mysql -u root -prambo87 <text:span text:style-name="T2">dbname</text:span></text:p>
      <text:p text:style-name="P1"/>
      <text:p text:style-name="P1"/>
      <text:p text:style-name="P5">Chnage order of id</text:p>
      <text:p text:style-name="P5">update courses set id = id - 1 where id &gt; 1;</text:p>
      <text:p text:style-name="P5"/>
      <text:p text:style-name="P5">reset table</text:p>
      <text:p text:style-name="P5">alter table users auto_increment = 1;</text:p>
      <text:p text:style-name="P5"/>
      <text:p text:style-name="P5"/>
      <text:p text:style-name="P6">more then one check</text:p>
      <text:p text:style-name="P6">mysql&gt; SELECT encodedurl, count(*) <text:s/>FROM schedule where course=930 GROUP BY encodedurl HAVING COUNT(*) &gt; 1;</text:p>
      <text:p text:style-name="P6"/>
      <text:p text:style-name="P8">and delete</text:p>
      <text:p text:style-name="P8"/>
      <text:p text:style-name="P8">DELETE FROM your_table</text:p>
      <text:p text:style-name="P8">WHERE your_column IN (</text:p>
      <text:p text:style-name="P8"><text:s text:c="4"/>SELECT your_column</text:p>
      <text:p text:style-name="P8"><text:s text:c="4"/>FROM your_table</text:p>
      <text:p text:style-name="P8"><text:s text:c="4"/>GROUP BY your_column</text:p>
      <text:p text:style-name="P8"><text:s text:c="4"/>HAVING COUNT(*) &gt; 1</text:p>
      <text:p text:style-name="P8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2:16:35.066993296</meta:creation-date>
    <dc:date>2023-09-06T12:14:28.066677488</dc:date>
    <meta:editing-duration>PT2H18M49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38" meta:word-count="148" meta:character-count="976" meta:non-whitespace-character-count="838"/>
  </office:meta>
</office:document-meta>
</file>